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Verdana2" svg:font-family="Verdana"/>
    <style:font-face style:name="Verdana" svg:font-family="Verdana, Genev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006633" style:font-name="Verdana" fo:letter-spacing="normal" fo:font-style="normal" officeooo:rsid="000cb4be" officeooo:paragraph-rsid="000cb4be"/>
    </style:style>
    <style:style style:name="P2" style:family="paragraph" style:parent-style-name="Heading_20_2">
      <style:text-properties fo:font-variant="normal" fo:text-transform="none" fo:color="#006633" style:font-name="Verdana" fo:letter-spacing="normal" fo:font-style="normal" officeooo:paragraph-rsid="000cb4be"/>
    </style:style>
    <style:style style:name="P3" style:family="paragraph" style:parent-style-name="Heading_20_2">
      <style:paragraph-properties fo:margin-left="0in" fo:margin-right="0in" fo:margin-top="0in" fo:margin-bottom="0in" loext:contextual-spacing="false" fo:text-align="start" style:justify-single-word="false" fo:text-indent="0in" style:auto-text-indent="false" fo:padding="0in" fo:border="none"/>
      <style:text-properties fo:color="#006633"/>
    </style:style>
    <style:style style:name="P4"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letter-spacing="normal" fo:font-style="normal" officeooo:paragraph-rsid="001088ab"/>
    </style:style>
    <style:style style:name="P5"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1" fo:font-size="18pt" fo:letter-spacing="normal" fo:font-style="normal" fo:font-weight="normal" officeooo:paragraph-rsid="000d3c48" style:font-size-asian="18pt" style:font-size-complex="18pt"/>
    </style:style>
    <style:style style:name="P6"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16ebc2" officeooo:paragraph-rsid="00193039"/>
    </style:style>
    <style:style style:name="P7"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font-variant="normal" fo:text-transform="none" fo:color="#000000" style:font-name="Liberation Serif" fo:font-size="12pt" fo:letter-spacing="normal" fo:font-style="normal" style:text-underline-style="solid" style:text-underline-width="auto" style:text-underline-color="font-color" officeooo:rsid="001260bc" officeooo:paragraph-rsid="001260bc" style:font-size-asian="12pt" style:font-size-complex="12pt"/>
    </style:style>
    <style:style style:name="P8" style:family="paragraph" style:parent-style-name="Text_20_body">
      <style:paragraph-properties fo:margin-left="0in" fo:margin-right="0in" fo:text-align="start" style:justify-single-word="false"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Verdana1" fo:font-size="9pt" fo:letter-spacing="normal" fo:font-style="normal" officeooo:paragraph-rsid="001afa90" style:font-size-asian="9pt" style:font-size-complex="9pt"/>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Verdana1" fo:letter-spacing="normal" fo:font-style="italic" officeooo:paragraph-rsid="001afa90" style:font-style-asian="italic" style:font-style-complex="italic"/>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Verdana" fo:font-size="9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Verdana" fo:font-size="9pt" fo:letter-spacing="normal" fo:font-style="normal" fo:font-weight="normal" officeooo:rsid="000c22a0" officeooo:paragraph-rsid="000cb4be" loext:padding="0in" loext:border="none"/>
    </style:style>
    <style:style style:name="P1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loext:padding="0in" loext:border="none"/>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000000" style:font-name="Liberation Serif" fo:font-size="12pt" officeooo:rsid="000d3c48" officeooo:paragraph-rsid="000d3c48" style:font-size-asian="12pt" style:font-size-complex="12pt"/>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000000" style:font-name="Liberation Serif" fo:font-size="12pt" officeooo:rsid="000eb9b6" officeooo:paragraph-rsid="000eb9b6" style:font-size-asian="12pt" style:font-size-complex="12pt"/>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000000" style:text-underline-style="none" officeooo:rsid="001d451b" officeooo:paragraph-rsid="001d451b"/>
    </style:style>
    <style:style style:name="P19"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56ac8"/>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85c69"/>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93039"/>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1afa90"/>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6633"/>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officeooo:paragraph-rsid="000d3c48"/>
    </style:style>
    <style:style style:name="P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officeooo:paragraph-rsid="00109bfc"/>
    </style:style>
    <style:style style:name="P2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officeooo:rsid="001afa90" officeooo:paragraph-rsid="001afa90"/>
    </style:style>
    <style:style style:name="P3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9pt" fo:letter-spacing="normal" fo:font-style="normal" style:text-underline-style="none" fo:font-weight="normal" officeooo:rsid="0016ebc2" officeooo:paragraph-rsid="0016ebc2" style:font-size-asian="12pt" style:font-size-complex="12pt"/>
    </style:style>
    <style:style style:name="P3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letter-spacing="normal" fo:font-style="normal" officeooo:paragraph-rsid="0016ebc2"/>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letter-spacing="normal" fo:font-style="normal" officeooo:paragraph-rsid="001a208d"/>
    </style:style>
    <style:style style:name="P3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letter-spacing="normal" fo:font-style="normal" officeooo:paragraph-rsid="001afa90"/>
    </style:style>
    <style:style style:name="P3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14pt" fo:letter-spacing="normal" fo:font-style="italic" officeooo:paragraph-rsid="001afa90" style:font-size-asian="14pt" style:font-style-asian="italic" style:font-size-complex="14pt" style:font-style-complex="italic"/>
    </style:style>
    <style:style style:name="P3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14pt" fo:letter-spacing="normal" fo:font-style="normal" officeooo:paragraph-rsid="0016ebc2" style:font-size-asian="14pt" style:font-size-complex="14pt"/>
    </style:style>
    <style:style style:name="P3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Verdana" fo:font-size="14pt" fo:letter-spacing="normal" fo:font-style="normal" fo:font-weight="normal" style:font-size-asian="14pt" style:font-size-complex="14pt"/>
    </style:style>
    <style:style style:name="P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d3c48" officeooo:paragraph-rsid="000d3c48" style:font-size-asian="12pt" style:font-size-complex="12pt"/>
    </style:style>
    <style:style style:name="P3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Liberation Serif" fo:font-size="12pt" fo:letter-spacing="normal" style:text-underline-style="solid" style:text-underline-width="auto" style:text-underline-color="font-color" officeooo:rsid="0016ebc2" officeooo:paragraph-rsid="0016ebc2" style:font-size-asian="12pt" style:font-size-complex="12pt"/>
    </style:style>
    <style:style style:name="P3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4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paragraph-rsid="00193039"/>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1260bc" officeooo:paragraph-rsid="001260bc"/>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16ebc2" officeooo:paragraph-rsid="0016ebc2"/>
    </style:style>
    <style:style style:name="P4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16ebc2" officeooo:paragraph-rsid="00185c69"/>
    </style:style>
    <style:style style:name="P4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fo:letter-spacing="normal" officeooo:rsid="0016ebc2" officeooo:paragraph-rsid="00193039"/>
    </style:style>
    <style:style style:name="P4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letter-spacing="normal" fo:font-style="normal"/>
    </style:style>
    <style:style style:name="P4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letter-spacing="normal" fo:font-style="normal" officeooo:paragraph-rsid="001b108a"/>
    </style:style>
    <style:style style:name="P4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letter-spacing="normal" fo:font-style="normal" officeooo:rsid="001260bc" officeooo:paragraph-rsid="001260bc"/>
    </style:style>
    <style:style style:name="P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font-size="12pt" fo:letter-spacing="normal" fo:font-style="normal" officeooo:rsid="000eb9b6" officeooo:paragraph-rsid="000eb9b6" style:font-size-asian="12pt" style:font-size-complex="12pt"/>
    </style:style>
    <style:style style:name="P4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font-size="12pt" fo:letter-spacing="normal" fo:font-style="normal" officeooo:rsid="001260bc" officeooo:paragraph-rsid="001260bc" style:font-size-asian="12pt" style:font-size-complex="12pt"/>
    </style:style>
    <style:style style:name="P5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font-size="12pt" fo:letter-spacing="normal" fo:font-style="normal" style:text-underline-style="none" officeooo:rsid="00185c69" officeooo:paragraph-rsid="00185c69" style:font-size-asian="12pt" style:font-size-complex="12pt"/>
    </style:style>
    <style:style style:name="P5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6633" style:font-name="Verdana" fo:font-size="12pt" fo:letter-spacing="normal" fo:font-style="normal" fo:font-weight="normal" officeooo:paragraph-rsid="000d3c48" style:font-size-asian="10.5pt" style:font-size-complex="12pt"/>
    </style:style>
    <style:style style:name="P5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ff0000" style:font-name="Verdana" fo:font-size="9pt" fo:letter-spacing="normal" fo:font-style="normal" style:text-underline-style="none" officeooo:rsid="001260bc" officeooo:paragraph-rsid="001260bc" style:font-size-asian="9pt" style:font-size-complex="9pt"/>
    </style:style>
    <style:style style:name="P5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ff0000" style:font-name="Verdana" fo:letter-spacing="normal" fo:font-style="normal" officeooo:rsid="00139d6f" officeooo:paragraph-rsid="00139d6f"/>
    </style:style>
    <style:style style:name="P5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ff0000" style:font-name="Liberation Serif" fo:font-size="12pt" fo:letter-spacing="normal" style:text-underline-style="none" officeooo:rsid="00193039" officeooo:paragraph-rsid="00193039" style:font-size-asian="12pt" style:font-size-complex="12pt"/>
    </style:style>
    <style:style style:name="P5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color="#ff0000" style:text-underline-style="none" officeooo:rsid="00193039" officeooo:paragraph-rsid="00193039"/>
    </style:style>
    <style:style style:name="P5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color="#000000" style:font-name="Liberation Serif" fo:font-size="12pt" officeooo:rsid="000d3c48" officeooo:paragraph-rsid="000d3c48" style:font-size-asian="12pt" style:font-size-complex="12pt"/>
    </style:style>
    <style:style style:name="P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color="#000000" style:font-name="Liberation Serif" fo:font-size="12pt" officeooo:rsid="000eb9b6" officeooo:paragraph-rsid="000eb9b6" style:font-size-asian="12pt" style:font-size-complex="12pt"/>
    </style:style>
    <style:style style:name="P5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font-variant="normal" fo:text-transform="none" fo:color="#000000" style:font-name="Liberation Serif" fo:font-size="12pt" fo:letter-spacing="normal" style:text-underline-style="solid" style:text-underline-width="auto" style:text-underline-color="font-color" officeooo:rsid="0016ebc2" officeooo:paragraph-rsid="0016ebc2" style:font-size-asian="12pt" style:font-size-complex="12pt"/>
    </style:style>
    <style:style style:name="P5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font-variant="normal" fo:text-transform="none" fo:color="#000000" fo:letter-spacing="normal" officeooo:rsid="0016ebc2" officeooo:paragraph-rsid="00193039"/>
    </style:style>
    <style:style style:name="P60"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style>
    <style:style style:name="P61" style:family="paragraph" style:parent-style-name="Standard">
      <style:text-properties officeooo:rsid="000c22a0" officeooo:paragraph-rsid="000c22a0"/>
    </style:style>
    <style:style style:name="P62" style:family="paragraph" style:parent-style-name="Standard">
      <style:text-properties fo:color="#ff0000" officeooo:rsid="000c22a0" officeooo:paragraph-rsid="000c22a0"/>
    </style:style>
    <style:style style:name="P63" style:family="paragraph" style:parent-style-name="Standard">
      <style:text-properties fo:color="#ff0000" officeooo:rsid="000c22a0" officeooo:paragraph-rsid="000cb4be"/>
    </style:style>
    <style:style style:name="P64" style:family="paragraph" style:parent-style-name="Standard">
      <style:text-properties fo:color="#ff0000" officeooo:rsid="000cb4be" officeooo:paragraph-rsid="000cb4be"/>
    </style:style>
    <style:style style:name="P65" style:family="paragraph" style:parent-style-name="Standard">
      <style:text-properties fo:color="#ff0000" officeooo:rsid="000d3c48" officeooo:paragraph-rsid="000d3c48"/>
    </style:style>
    <style:style style:name="P66" style:family="paragraph" style:parent-style-name="Standard">
      <style:text-properties fo:color="#ff0000" officeooo:rsid="00139d6f" officeooo:paragraph-rsid="00139d6f"/>
    </style:style>
    <style:style style:name="P67" style:family="paragraph" style:parent-style-name="Standard">
      <style:text-properties fo:color="#000000" officeooo:rsid="000cb4be" officeooo:paragraph-rsid="000cb4be"/>
    </style:style>
    <style:style style:name="P68" style:family="paragraph" style:parent-style-name="Standard">
      <style:text-properties fo:color="#000000" officeooo:rsid="000c22a0" officeooo:paragraph-rsid="000cb4be"/>
    </style:style>
    <style:style style:name="P69" style:family="paragraph" style:parent-style-name="Standard">
      <style:text-properties fo:color="#000000" style:text-underline-style="solid" style:text-underline-width="auto" style:text-underline-color="font-color" officeooo:rsid="000cb4be" officeooo:paragraph-rsid="000cb4be"/>
    </style:style>
    <style:style style:name="P70" style:family="paragraph" style:parent-style-name="Standard">
      <style:text-properties style:text-underline-style="solid" style:text-underline-width="auto" style:text-underline-color="font-color" fo:font-weight="bold" officeooo:rsid="000c22a0" officeooo:paragraph-rsid="000c22a0" style:font-weight-asian="bold" style:font-weight-complex="bold"/>
    </style:style>
    <style:style style:name="P71" style:family="paragraph" style:parent-style-name="Standard">
      <style:paragraph-properties fo:break-before="page"/>
      <style:text-properties fo:color="#000000" style:text-underline-style="solid" style:text-underline-width="auto" style:text-underline-color="font-color" officeooo:rsid="000cb4be" officeooo:paragraph-rsid="000cb4be"/>
    </style:style>
    <style:style style:name="T1" style:family="text">
      <style:text-properties officeooo:rsid="000cb4b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cb4be"/>
    </style:style>
    <style:style style:name="T4" style:family="text">
      <style:text-properties style:text-underline-style="solid" style:text-underline-width="auto" style:text-underline-color="font-color" fo:font-weight="normal" loext:padding="0in" loext:border="none"/>
    </style:style>
    <style:style style:name="T5" style:family="text">
      <style:text-properties style:text-underline-style="solid" style:text-underline-width="auto" style:text-underline-color="font-color" fo:font-weight="normal" officeooo:rsid="000f52b7" loext:padding="0in" loext:border="none"/>
    </style:style>
    <style:style style:name="T6" style:family="text">
      <style:text-properties fo:font-variant="normal" fo:text-transform="none" fo:color="#000000" style:font-name="Verdana" fo:font-size="9pt" fo:letter-spacing="normal" fo:font-style="normal" style:text-underline-style="solid" style:text-underline-width="auto" style:text-underline-color="font-color" fo:font-weight="normal" loext:padding="0in" loext:border="none"/>
    </style:style>
    <style:style style:name="T7" style:family="text">
      <style:text-properties fo:font-variant="normal" fo:text-transform="none" fo:color="#000000" style:font-name="Verdana" fo:font-size="9pt" fo:letter-spacing="normal" fo:font-style="normal" fo:font-weight="normal"/>
    </style:style>
    <style:style style:name="T8" style:family="text">
      <style:text-properties fo:font-variant="normal" fo:text-transform="none" fo:color="#000000" style:font-name="Verdana" fo:font-size="9pt" fo:letter-spacing="normal" fo:font-style="normal" fo:font-weight="normal" loext:padding="0in" loext:border="none"/>
    </style:style>
    <style:style style:name="T9" style:family="text">
      <style:text-properties fo:font-variant="normal" fo:text-transform="none" fo:color="#000000" style:font-name="Verdana" fo:font-size="9pt" fo:letter-spacing="normal" fo:font-style="normal" fo:font-weight="normal" style:font-weight-asian="normal" style:font-weight-complex="normal" loext:padding="0in" loext:border="none"/>
    </style:style>
    <style:style style:name="T10" style:family="text">
      <style:text-properties fo:font-variant="normal" fo:text-transform="none" fo:color="#000000" style:font-name="Verdana" fo:font-size="9pt" fo:letter-spacing="normal" fo:font-style="normal" fo:font-weight="normal" officeooo:rsid="00193039"/>
    </style:style>
    <style:style style:name="T11" style:family="text">
      <style:text-properties fo:font-variant="normal" fo:text-transform="none" fo:color="#000000" style:font-name="Verdana" fo:font-size="9pt" fo:letter-spacing="normal" fo:font-style="normal" fo:font-weight="normal" officeooo:rsid="00193039" loext:padding="0in" loext:border="none"/>
    </style:style>
    <style:style style:name="T12" style:family="text">
      <style:text-properties fo:font-variant="normal" fo:text-transform="none" fo:color="#000000" style:font-name="Verdana" fo:font-size="9pt" fo:letter-spacing="normal" fo:font-style="normal" fo:font-weight="normal" officeooo:rsid="001afa90"/>
    </style:style>
    <style:style style:name="T13" style:family="text">
      <style:text-properties fo:font-variant="normal" fo:text-transform="none" fo:color="#000000" style:font-name="Verdana" fo:font-size="9pt" fo:letter-spacing="normal" fo:font-style="normal" fo:font-weight="normal" officeooo:rsid="001b108a"/>
    </style:style>
    <style:style style:name="T14" style:family="text">
      <style:text-properties fo:font-variant="normal" fo:text-transform="none" fo:color="#000000" style:font-name="Verdana" fo:font-size="9pt" fo:letter-spacing="normal" fo:font-style="normal" style:text-underline-style="none" fo:font-weight="normal" loext:padding="0in" loext:border="none"/>
    </style:style>
    <style:style style:name="T15" style:family="text">
      <style:text-properties fo:font-variant="normal" fo:text-transform="none" fo:color="#000000" style:font-name="Verdana" fo:font-size="9pt" fo:letter-spacing="normal" fo:font-style="italic" style:text-underline-style="solid" style:text-underline-width="auto" style:text-underline-color="font-color" fo:font-weight="normal" style:font-style-asian="italic" style:font-style-complex="italic" loext:padding="0in" loext:border="none"/>
    </style:style>
    <style:style style:name="T16" style:family="text">
      <style:text-properties fo:font-variant="normal" fo:text-transform="none" fo:color="#000000" style:font-name="Verdana" fo:font-size="9pt" fo:letter-spacing="normal" fo:font-style="italic" style:text-underline-style="solid" style:text-underline-width="auto" style:text-underline-color="font-color" fo:font-weight="normal" officeooo:rsid="0014934e" style:font-style-asian="italic" style:font-style-complex="italic" loext:padding="0in" loext:border="none"/>
    </style:style>
    <style:style style:name="T17" style:family="text">
      <style:text-properties fo:font-variant="normal" fo:text-transform="none" fo:color="#000000" style:font-name="Verdana" fo:font-size="9pt" fo:letter-spacing="normal" fo:font-style="italic" style:text-underline-style="none" fo:font-weight="normal" style:font-style-asian="italic" style:font-style-complex="italic" loext:padding="0in" loext:border="none"/>
    </style:style>
    <style:style style:name="T18" style:family="text">
      <style:text-properties fo:font-variant="normal" fo:text-transform="none" fo:color="#000000" style:font-name="Verdana" fo:font-size="9pt" fo:letter-spacing="normal" fo:font-style="italic" style:text-underline-style="none" fo:font-weight="normal" officeooo:rsid="0014934e" style:font-style-asian="italic" style:font-style-complex="italic" loext:padding="0in" loext:border="none"/>
    </style:style>
    <style:style style:name="T19" style:family="text">
      <style:text-properties fo:font-variant="normal" fo:text-transform="none" fo:color="#000000" style:font-name="Verdana" fo:font-size="9pt" fo:letter-spacing="normal" fo:font-style="italic" style:text-underline-style="none" fo:font-weight="normal" officeooo:rsid="0014934e" style:font-style-asian="italic" style:font-weight-asian="normal" style:font-style-complex="italic" style:font-weight-complex="normal" loext:padding="0in" loext:border="none"/>
    </style:style>
    <style:style style:name="T20" style:family="text">
      <style:text-properties fo:font-variant="normal" fo:text-transform="none" fo:color="#000000" style:font-name="Verdana" fo:font-size="9pt" fo:letter-spacing="normal" fo:font-style="italic" fo:font-weight="normal" style:font-style-asian="italic" style:font-weight-asian="normal" style:font-style-complex="italic" style:font-weight-complex="normal" loext:padding="0in" loext:border="none"/>
    </style:style>
    <style:style style:name="T21" style:family="text">
      <style:text-properties fo:font-variant="normal" fo:text-transform="none" fo:color="#000000" style:font-name="Verdana" fo:font-size="9pt" fo:letter-spacing="normal" fo:font-style="italic" fo:font-weight="normal" officeooo:rsid="00144175" style:font-style-asian="italic" style:font-weight-asian="normal" style:font-style-complex="italic" style:font-weight-complex="normal" loext:padding="0in" loext:border="none"/>
    </style:style>
    <style:style style:name="T22" style:family="text">
      <style:text-properties fo:font-variant="normal" fo:text-transform="none" fo:color="#000000" style:font-name="Verdana" fo:font-size="9pt" fo:letter-spacing="normal" fo:font-style="italic" fo:font-weight="normal" officeooo:rsid="0014934e" style:font-style-asian="italic" style:font-weight-asian="normal" style:font-style-complex="italic" style:font-weight-complex="normal" loext:padding="0in" loext:border="none"/>
    </style:style>
    <style:style style:name="T23" style:family="text">
      <style:text-properties fo:font-variant="normal" fo:text-transform="none" fo:color="#000000" style:font-name="Times New Roman" fo:font-size="14pt" fo:letter-spacing="normal" fo:font-style="normal" fo:font-weight="normal"/>
    </style:style>
    <style:style style:name="T24" style:family="text">
      <style:text-properties fo:font-variant="normal" fo:text-transform="none" fo:color="#000000" style:font-name="Times New Roman" fo:font-size="14pt" fo:letter-spacing="normal" fo:font-style="normal" fo:font-weight="normal" officeooo:rsid="001afa90"/>
    </style:style>
    <style:style style:name="T25" style:family="text">
      <style:text-properties fo:font-variant="normal" fo:text-transform="none" fo:color="#18507c" style:font-name="Verdana" fo:font-size="9pt" fo:letter-spacing="normal" fo:font-style="normal" style:text-underline-style="solid" style:text-underline-width="auto" style:text-underline-color="font-color" fo:font-weight="normal" loext:padding="0in" loext:border="none"/>
    </style:style>
    <style:style style:name="T26" style:family="text">
      <style:text-properties fo:font-variant="normal" fo:text-transform="none" fo:color="#18507c" style:font-name="Verdana" fo:font-size="9pt" fo:letter-spacing="normal" fo:font-style="normal" fo:font-weight="normal" loext:padding="0in" loext:border="none"/>
    </style:style>
    <style:style style:name="T27" style:family="text">
      <style:text-properties fo:font-variant="normal" fo:text-transform="none" fo:color="#18507c" style:font-name="Verdana" fo:font-size="9pt" fo:letter-spacing="normal" fo:font-style="italic" style:text-underline-style="none" fo:font-weight="normal" officeooo:rsid="0014934e" style:font-style-asian="italic" style:font-weight-asian="normal" style:font-style-complex="italic" style:font-weight-complex="normal" loext:padding="0in" loext:border="none"/>
    </style:style>
    <style:style style:name="T28" style:family="text">
      <style:text-properties fo:font-variant="normal" fo:text-transform="none" fo:color="#18507c" style:font-name="Verdana" fo:font-size="9pt" fo:letter-spacing="normal" fo:font-style="italic" style:text-underline-style="solid" style:text-underline-width="auto" style:text-underline-color="font-color" fo:font-weight="normal" style:font-style-asian="italic" style:font-weight-asian="normal" style:font-style-complex="italic" style:font-weight-complex="normal" loext:padding="0in" loext:border="none"/>
    </style:style>
    <style:style style:name="T29" style:family="text">
      <style:text-properties fo:font-variant="normal" fo:text-transform="none" fo:color="#18507c" style:font-name="Verdana" fo:font-size="9pt" fo:letter-spacing="normal" fo:font-style="italic" style:text-underline-style="solid" style:text-underline-width="auto" style:text-underline-color="font-color" fo:font-weight="normal" officeooo:rsid="00144175" style:font-style-asian="italic" style:font-weight-asian="normal" style:font-style-complex="italic" style:font-weight-complex="normal" loext:padding="0in" loext:border="none"/>
    </style:style>
    <style:style style:name="T30" style:family="text">
      <style:text-properties fo:font-variant="normal" fo:text-transform="none" fo:color="#ff0000" style:font-name="Verdana" fo:font-size="9pt" fo:letter-spacing="normal" fo:font-style="normal" style:text-underline-style="solid" style:text-underline-width="auto" style:text-underline-color="font-color" fo:font-weight="normal" officeooo:rsid="000cb4be" loext:padding="0in" loext:border="none"/>
    </style:style>
    <style:style style:name="T31" style:family="text">
      <style:text-properties fo:font-variant="normal" fo:text-transform="none" fo:color="#ff0000" style:font-name="Verdana" fo:font-size="9pt" fo:letter-spacing="normal" fo:font-style="normal" style:text-underline-style="solid" style:text-underline-width="auto" style:text-underline-color="font-color" fo:font-weight="normal" officeooo:rsid="000d3c48" loext:padding="0in" loext:border="none"/>
    </style:style>
    <style:style style:name="T32" style:family="text">
      <style:text-properties fo:font-variant="normal" fo:text-transform="none" fo:letter-spacing="normal" fo:font-style="normal" style:text-underline-style="solid" style:text-underline-width="auto" style:text-underline-color="font-color" fo:font-weight="normal" officeooo:rsid="000cb4be" loext:padding="0in" loext:border="none"/>
    </style:style>
    <style:style style:name="T33" style:family="text">
      <style:text-properties fo:font-variant="normal" fo:text-transform="none" fo:letter-spacing="normal" fo:font-style="normal" style:text-underline-style="solid" style:text-underline-width="auto" style:text-underline-color="font-color" fo:font-weight="normal" loext:padding="0in" loext:border="none"/>
    </style:style>
    <style:style style:name="T34" style:family="text">
      <style:text-properties fo:font-variant="normal" fo:text-transform="none" fo:letter-spacing="normal" fo:font-style="normal" style:text-underline-style="solid" style:text-underline-width="auto" style:text-underline-color="font-color" fo:font-weight="normal" officeooo:rsid="001088ab" loext:padding="0in" loext:border="none"/>
    </style:style>
    <style:style style:name="T35" style:family="text">
      <style:text-properties fo:font-variant="normal" fo:text-transform="none" fo:letter-spacing="normal" fo:font-style="normal" style:text-underline-style="solid" style:text-underline-width="auto" style:text-underline-color="font-color" fo:font-weight="normal" officeooo:rsid="001f5443" loext:padding="0in" loext:border="none"/>
    </style:style>
    <style:style style:name="T36" style:family="text">
      <style:text-properties fo:font-variant="normal" fo:text-transform="none" fo:letter-spacing="normal" fo:font-style="normal" style:text-underline-style="solid" style:text-underline-width="auto" style:text-underline-color="font-color" fo:font-weight="normal" officeooo:rsid="001fd79a" loext:padding="0in" loext:border="none"/>
    </style:style>
    <style:style style:name="T37" style:family="text">
      <style:text-properties fo:font-variant="normal" fo:text-transform="none" style:font-name="Verdana" fo:font-size="9pt" fo:letter-spacing="normal" fo:font-style="normal" style:text-underline-style="solid" style:text-underline-width="auto" style:text-underline-color="font-color" fo:font-weight="normal" loext:padding="0in" loext:border="none"/>
    </style:style>
    <style:style style:name="T38" style:family="text">
      <style:text-properties fo:font-variant="normal" fo:text-transform="none" style:font-name="Verdana" fo:font-size="9pt" fo:letter-spacing="normal" fo:font-style="normal" fo:font-weight="normal" loext:padding="0in" loext:border="none"/>
    </style:style>
    <style:style style:name="T39" style:family="text">
      <style:text-properties fo:font-variant="normal" fo:text-transform="none" fo:color="#0000ff" style:font-name="Verdana" fo:font-size="9pt" fo:letter-spacing="normal" fo:font-style="normal" style:text-underline-style="solid" style:text-underline-width="auto" style:text-underline-color="font-color" fo:font-weight="normal" loext:padding="0in" loext:border="none"/>
    </style:style>
    <style:style style:name="T40" style:family="text">
      <style:text-properties style:font-name="Verdana" fo:font-size="9pt" fo:font-style="normal" fo:font-weight="normal"/>
    </style:style>
    <style:style style:name="T41" style:family="text">
      <style:text-properties style:font-name="Verdana" fo:font-size="9pt" fo:font-style="normal" fo:font-weight="normal" officeooo:rsid="001150ee"/>
    </style:style>
    <style:style style:name="T42" style:family="text">
      <style:text-properties style:font-name="Verdana" fo:font-size="9pt" fo:font-style="normal" fo:font-weight="normal" officeooo:rsid="00139d6f"/>
    </style:style>
    <style:style style:name="T43" style:family="text">
      <style:text-properties style:font-name="Verdana" fo:font-size="9pt" fo:font-style="normal" fo:font-weight="normal" loext:padding="0in" loext:border="none"/>
    </style:style>
    <style:style style:name="T44" style:family="text">
      <style:text-properties style:font-name="Verdana" fo:font-size="9pt" fo:font-style="normal" fo:font-weight="normal" officeooo:rsid="00193039"/>
    </style:style>
    <style:style style:name="T45" style:family="text">
      <style:text-properties style:font-name="Verdana" fo:font-size="9pt" fo:font-style="italic" style:text-underline-style="none" fo:font-weight="normal" officeooo:rsid="0014934e" style:font-style-asian="italic" style:font-weight-asian="normal" style:font-style-complex="italic" style:font-weight-complex="normal" loext:padding="0in" loext:border="none"/>
    </style:style>
    <style:style style:name="T46" style:family="text">
      <style:text-properties style:font-name="Verdana" fo:font-size="9pt" fo:font-style="italic" style:text-underline-style="none" fo:font-weight="normal" officeooo:rsid="00156ac8" style:font-style-asian="italic" style:font-weight-asian="normal" style:font-style-complex="italic" style:font-weight-complex="normal" loext:padding="0in" loext:border="none"/>
    </style:style>
    <style:style style:name="T47" style:family="text">
      <style:text-properties fo:font-size="9pt" fo:font-weight="normal"/>
    </style:style>
    <style:style style:name="T48" style:family="text">
      <style:text-properties fo:font-size="9pt" fo:font-weight="normal" officeooo:rsid="001260bc" style:font-size-asian="18pt" style:font-size-complex="18pt" loext:padding="0in" loext:border="none"/>
    </style:style>
    <style:style style:name="T49" style:family="text">
      <style:text-properties fo:font-size="9pt" fo:font-weight="normal" officeooo:rsid="00144175"/>
    </style:style>
    <style:style style:name="T50" style:family="text">
      <style:text-properties fo:font-size="9pt" fo:font-weight="normal" officeooo:rsid="00139d6f"/>
    </style:style>
    <style:style style:name="T51" style:family="text">
      <style:text-properties fo:font-size="9pt" fo:font-weight="normal" officeooo:rsid="0016ebc2"/>
    </style:style>
    <style:style style:name="T52" style:family="text">
      <style:text-properties fo:font-size="9pt" fo:font-weight="normal" officeooo:rsid="001a208d"/>
    </style:style>
    <style:style style:name="T53" style:family="text">
      <style:text-properties fo:font-style="normal" fo:font-weight="normal"/>
    </style:style>
    <style:style style:name="T54" style:family="text">
      <style:text-properties fo:font-style="normal" fo:font-weight="normal" officeooo:rsid="001a208d"/>
    </style:style>
    <style:style style:name="T55" style:family="text">
      <style:text-properties fo:font-weight="normal"/>
    </style:style>
    <style:style style:name="T56" style:family="text">
      <style:text-properties fo:font-weight="normal" officeooo:rsid="000f52b7" loext:padding="0in" loext:border="none"/>
    </style:style>
    <style:style style:name="T57" style:family="text">
      <style:text-properties fo:font-weight="normal" loext:padding="0in" loext:border="none"/>
    </style:style>
    <style:style style:name="T58" style:family="text">
      <style:text-properties fo:font-weight="normal" officeooo:rsid="001afa90"/>
    </style:style>
    <style:style style:name="T59" style:family="text">
      <style:text-properties fo:font-weight="normal" officeooo:rsid="00139d6f"/>
    </style:style>
    <style:style style:name="T60" style:family="text">
      <style:text-properties fo:font-weight="normal" officeooo:rsid="00144175"/>
    </style:style>
    <style:style style:name="T61" style:family="text">
      <style:text-properties loext:padding="0in" loext:border="none"/>
    </style:style>
    <style:style style:name="T62" style:family="text">
      <style:text-properties fo:color="#ff0000" officeooo:rsid="000d3c48"/>
    </style:style>
    <style:style style:name="T63" style:family="text">
      <style:text-properties fo:color="#ff0000" loext:padding="0in" loext:border="none"/>
    </style:style>
    <style:style style:name="T64" style:family="text">
      <style:text-properties officeooo:rsid="000d3c48"/>
    </style:style>
    <style:style style:name="T65" style:family="text">
      <style:text-properties style:text-line-through-style="solid" style:text-line-through-type="single" loext:padding="0in" loext:border="none"/>
    </style:style>
    <style:style style:name="T66" style:family="text">
      <style:text-properties officeooo:rsid="000f52b7"/>
    </style:style>
    <style:style style:name="T67" style:family="text">
      <style:text-properties officeooo:rsid="001088ab"/>
    </style:style>
    <style:style style:name="T68" style:family="text">
      <style:text-properties officeooo:rsid="00109bfc"/>
    </style:style>
    <style:style style:name="T69" style:family="text">
      <style:text-properties fo:color="#0000ff" style:text-underline-style="solid" style:text-underline-width="auto" style:text-underline-color="font-color" officeooo:rsid="00109bfc"/>
    </style:style>
    <style:style style:name="T70" style:family="text">
      <style:text-properties fo:color="#0000ff" officeooo:rsid="00109bfc"/>
    </style:style>
    <style:style style:name="T71" style:family="text">
      <style:text-properties officeooo:rsid="001260bc"/>
    </style:style>
    <style:style style:name="T72" style:family="text">
      <style:text-properties officeooo:rsid="00139d6f"/>
    </style:style>
    <style:style style:name="T73" style:family="text">
      <style:text-properties fo:font-size="18pt" fo:font-weight="normal" style:font-size-asian="18pt" style:font-size-complex="18pt"/>
    </style:style>
    <style:style style:name="T74" style:family="text">
      <style:text-properties fo:font-size="18pt" fo:font-weight="normal" officeooo:rsid="001260bc" style:font-size-asian="18pt" style:font-size-complex="18pt"/>
    </style:style>
    <style:style style:name="T75" style:family="text">
      <style:text-properties fo:font-weight="bold" style:font-weight-asian="bold" style:font-weight-complex="bold"/>
    </style:style>
    <style:style style:name="T76" style:family="text">
      <style:text-properties fo:font-weight="bold" officeooo:rsid="00144175" style:font-weight-asian="bold" style:font-weight-complex="bold"/>
    </style:style>
    <style:style style:name="T77" style:family="text">
      <style:text-properties fo:font-weight="bold" officeooo:rsid="001afa90" style:font-weight-asian="bold" style:font-weight-complex="bold"/>
    </style:style>
    <style:style style:name="T78" style:family="text">
      <style:text-properties fo:font-weight="bold" officeooo:rsid="00139d6f" style:font-weight-asian="bold" style:font-weight-complex="bold"/>
    </style:style>
    <style:style style:name="T79" style:family="text">
      <style:text-properties officeooo:rsid="00185c69"/>
    </style:style>
    <style:style style:name="T80" style:family="text">
      <style:text-properties style:font-name="Liberation Serif" fo:font-size="12pt" fo:font-style="normal" style:text-underline-style="solid" style:text-underline-width="auto" style:text-underline-color="font-color" fo:font-weight="normal" officeooo:rsid="00193039" style:font-size-asian="12pt" style:font-style-asian="normal" style:font-weight-asian="normal" style:font-size-complex="12pt" style:font-style-complex="normal" style:font-weight-complex="normal" loext:padding="0in" loext:border="none"/>
    </style:style>
    <style:style style:name="T81" style:family="text">
      <style:text-properties style:font-name="Liberation Serif" fo:font-style="normal" fo:font-weight="normal" officeooo:rsid="00193039" style:font-style-asian="normal" style:font-weight-asian="normal" style:font-style-complex="normal" style:font-weight-complex="normal" loext:padding="0in" loext:border="none"/>
    </style:style>
    <style:style style:name="T82" style:family="text">
      <style:text-properties fo:color="#006633" style:font-name="Verdana" fo:font-size="18pt" fo:font-style="normal" style:text-underline-style="none" fo:font-weight="normal" officeooo:rsid="00193039" style:font-size-asian="18pt" style:font-style-asian="normal" style:font-weight-asian="normal" style:font-size-complex="18pt" style:font-style-complex="normal" style:font-weight-complex="normal" loext:padding="0in" loext:border="none"/>
    </style:style>
    <style:style style:name="T83" style:family="text">
      <style:text-properties fo:color="#006633" style:font-name="Verdana" fo:font-size="18pt" fo:font-style="normal" style:text-underline-style="none" fo:font-weight="normal" officeooo:rsid="00194f8c" style:font-size-asian="18pt" style:font-style-asian="normal" style:font-weight-asian="normal" style:font-size-complex="18pt" style:font-style-complex="normal" style:font-weight-complex="normal" loext:padding="0in" loext:border="none"/>
    </style:style>
    <style:style style:name="T84" style:family="text">
      <style:text-properties officeooo:rsid="001a208d"/>
    </style:style>
    <style:style style:name="T85" style:family="text">
      <style:text-properties style:font-name="Times New Roman" fo:font-size="14pt" fo:font-weight="normal" officeooo:rsid="001a208d"/>
    </style:style>
    <style:style style:name="T86" style:family="text">
      <style:text-properties fo:font-size="14pt" fo:font-weight="normal"/>
    </style:style>
    <style:style style:name="T87" style:family="text">
      <style:text-properties fo:font-size="14pt" fo:font-weight="normal" officeooo:rsid="001afa90"/>
    </style:style>
    <style:style style:name="T88" style:family="text">
      <style:text-properties fo:font-size="14pt" fo:font-weight="normal" officeooo:rsid="001b108a"/>
    </style:style>
    <style:style style:name="T89" style:family="text">
      <style:text-properties officeooo:rsid="001b108a"/>
    </style:style>
    <style:style style:name="T90" style:family="text">
      <style:text-properties officeooo:rsid="001f3181"/>
    </style:style>
    <style:style style:name="T91" style:family="text">
      <style:text-properties officeooo:rsid="001f5443"/>
    </style:style>
    <style:style style:name="fr1" style:family="graphic" style:parent-style-name="Frame">
      <style:graphic-properties fo:margin-left="0in" fo:margin-right="0.1874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background-color="#fffff0"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FRIENDS OF PERCH LAKE <text:span text:style-name="T64">WEBSITE</text:span></text:p>
      <text:p text:style-name="P61"/>
      <text:p text:style-name="P61"/>
      <text:p text:style-name="P61"/>
      <text:p text:style-name="P61"/>
      <text:p text:style-name="P68"><text:span text:style-name="T3">HEADER (every page)</text:span><text:span text:style-name="T1">:</text:span></text:p>
      <text:p text:style-name="P68"/>
      <text:p text:style-name="P65">Get &amp; insert background image from site</text:p>
      <text:p text:style-name="P63"/>
      <text:p text:style-name="P63">Make new banner. <text:s/>Include Homestead Park’<text:span text:style-name="T84">s r</text:span>ock.</text:p>
      <text:p text:style-name="P62"/>
      <text:p text:style-name="P67">Navigation/Page Headings:</text:p>
      <text:p text:style-name="P62"><text:tab/><text:span text:style-name="T90">(</text:span>Home <text:span text:style-name="T90">icon – make or get!)</text:span></text:p>
      <text:p text:style-name="P62"><text:tab/>About Us</text:p>
      <text:p text:style-name="P62"><text:tab/>Events <text:span text:style-name="T91">&amp; News</text:span></text:p>
      <text:p text:style-name="P62"><text:tab/><text:span text:style-name="T84">Homestead Parklands</text:span></text:p>
      <text:p text:style-name="P62"><text:tab/><text:span text:style-name="T71">Learning Center</text:span></text:p>
      <text:p text:style-name="P66"><text:tab/>Join/Donate</text:p>
      <text:p text:style-name="P62"><text:tab/><text:span text:style-name="T90">(</text:span>Contact <text:span text:style-name="T71">Us icon)</text:span></text:p>
      <text:p text:style-name="P62"/>
      <text:p text:style-name="P62"/>
      <text:p text:style-name="P62"/>
      <text:p text:style-name="P62"/>
      <text:p text:style-name="P69">FOOTER (every page):</text:p>
      <text:p text:style-name="P67"/>
      <text:p text:style-name="P14">Copyright 2008 - 2018 - 550 Perch Lake Road Hudson, WI 54016 715.549.6515 <text:line-break/>Sponsored by The Friends of Perch Lake</text:p>
      <text:p text:style-name="P62"/>
      <text:p text:style-name="P62"/>
      <text:p text:style-name="P62"/>
      <text:p text:style-name="P62"/>
      <text:p text:style-name="P62"/>
      <text:p text:style-name="P69"/>
      <text:p text:style-name="P71">HOME/<text:span text:style-name="T90">LANDING</text:span> PAGE:</text:p>
      <text:p text:style-name="P67"/>
      <text:p text:style-name="P64">Add HPSunset on right margin</text:p>
      <text:p text:style-name="P62"/>
      <text:p text:style-name="P62"><draw:frame draw:style-name="fr1" draw:name="main" text:anchor-type="paragraph" svg:width="6.7291in" draw:z-index="0"><draw:text-box fo:min-height="0.0161in"><text:h text:style-name="P3" text:outline-level="2">Welcome to Our Website!</text:h><text:p text:style-name="P25"/><text:p text:style-name="P15">Friends of Perch Lake is a non-profit organization that supports ways of learning from the physical characteristics and history of the land and water at Homestead Parklands.</text:p><text:p text:style-name="P15">Use this site to learn more about our organization, the events planned and how you can participate and sponsor us.</text:p><text:p text:style-name="P15"/><text:p text:style-name="P19">Thank you!</text:p><text:p text:style-name="Horizontal_20_Line"/></draw:text-box></draw:frame></text:p>
      <text:section text:style-name="Sect1" text:name="footer">
        <text:p text:style-name="P13"/>
      </text:section>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9"/>
      <text:p text:style-name="P71">ABOUT US <text:span text:style-name="T67">PAGE</text:span>:</text:p>
      <text:p text:style-name="P67"/>
      <text:p text:style-name="P67">Insert photos on left margin:</text:p>
      <text:p text:style-name="P67"><text:tab/><text:span text:style-name="T62">AU1</text:span></text:p>
      <text:p text:style-name="P64"><text:tab/><text:span text:style-name="T64">AU2</text:span></text:p>
      <text:p text:style-name="P64"><text:tab/><text:span text:style-name="T64">AU3</text:span></text:p>
      <text:p text:style-name="P64"><text:tab/><text:span text:style-name="T64">AU4</text:span></text:p>
      <text:p text:style-name="P64"><text:tab/><text:span text:style-name="T64">AU5</text:span></text:p>
      <text:p text:style-name="P67"><text:tab/></text:p>
      <text:h text:style-name="P1" text:outline-level="2">About Us</text:h>
      <text:p text:style-name="P8"><text:span text:style-name="Strong_20_Emphasis"><text:span text:style-name="T6"/></text:span></text:p>
      <text:p text:style-name="P8"><text:span text:style-name="Strong_20_Emphasis"><text:span text:style-name="T6">VISION:</text:span></text:span><text:span text:style-name="T8">  Friends of Perch Lake is a non-profit organization that supports ways of learning from the physical characteristics and history of the land and water at Homestead Parklands.</text:span></text:p>
      <text:p text:style-name="P20"><text:span text:style-name="Strong_20_Emphasis"><text:span text:style-name="T6">MISSION:</text:span></text:span><text:span text:style-name="T7">  Friends of Perch Lake in partnership with St. Croix County will provide educational opportunities and promote friendly use and ethical responsibility to nature at Homestead Parklands.</text:span></text:p>
      <text:p text:style-name="P20"><text:span text:style-name="Strong_20_Emphasis"><text:span text:style-name="T6"/></text:span></text:p>
      <text:p text:style-name="P20"><text:span text:style-name="Strong_20_Emphasis"><text:span text:style-name="T6">HISTORY:</text:span></text:span><text:span text:style-name="T7">  The land, where the park is now located, was inhabited by the Dakotas of the Sioux Nation followed by the Chippewa of the Ojibwa Nation. The Homestead Act of 1862 brought settlers and among them, the Aggie and Thomas Davidson family who settled the area in 1890. The Davidson's farmed the area where the Ski Club Trail is located and leased it to the local ski club who hosted international ski meets from 1938-1941. The Tom Seim family, descendants of the Davidson's, established a successful picnic and campground area in the 1950's which ran until 1995. The Seim Family, along with many St. Joseph Township and St. Croix County citizens, worked with the St. Croix County Board of Supervisors to purchase the land in 1996 and develop the County's fourth park. Homestead Parklands on Perch Lake was dedicated in 2003.</text:span></text:p>
      <text:p text:style-name="P20"><text:span text:style-name="Strong_20_Emphasis"><text:span text:style-name="T6"/></text:span></text:p>
      <text:p text:style-name="P20"><text:span text:style-name="Strong_20_Emphasis"><text:span text:style-name="T6">THE FRIENDS OF PERCH LAKE:</text:span></text:span><text:span text:style-name="T7">  FOPL is a non-profit 501-C3 organization of volunteers dedicated to providing environmental educational opportunities and the eventual development of a Learning and Reception Center at Homestead Parklands.</text:span></text:p>
      <text:p text:style-name="P20"><text:span text:style-name="T7"/></text:p>
      <text:p text:style-name="P20"><text:a xlink:type="simple" xlink:href="http://www.friendsofperchlake.com/uploads/images/proofoftaxexemption.jpg" text:style-name="Internet_20_link" text:visited-style-name="Visited_20_Internet_20_Link">Download Proof of Tax Exemption</text:a><text:span text:style-name="T25"> </text:span><text:span text:style-name="T30">(</text:span><text:span text:style-name="T31">link to AU6</text:span><text:span text:style-name="T30">)</text:span></text:p>
      <text:p text:style-name="P20"><text:span text:style-name="T30"/></text:p>
      <text:p text:style-name="P20"><text:span text:style-name="T30"/></text:p>
      <text:p text:style-name="P20"><text:span text:style-name="T30"/></text:p>
      <text:p text:style-name="P20"><text:span text:style-name="T30"/></text:p>
      <text:p text:style-name="P16"><text:span text:style-name="T32"/></text:p>
      <text:p text:style-name="P56"><text:span text:style-name="T32">E</text:span><text:span text:style-name="T33">VENTS </text:span><text:span text:style-name="T35">&amp; NEWS </text:span><text:span text:style-name="T34">PAGE </text:span><text:span text:style-name="T35">(set up blog </text:span><text:span text:style-name="T36">stream</text:span><text:span text:style-name="T35">?)</text:span><text:span text:style-name="T33">:</text:span></text:p>
      <text:h text:style-name="P2" text:outline-level="2"><text:span text:style-name="T64">2018 Events</text:span></text:h>
      <text:p text:style-name="P26"/>
      <text:p text:style-name="P26">March 3: <text:s/>Kids Ice Fishing Contest, 2-4 p.m.</text:p>
      <text:p text:style-name="P26"/>
      <text:p text:style-name="P26"><text:span text:style-name="T64">May </text:span>12: <text:s/><text:span text:style-name="T64">FOPL annual meeting,</text:span> 10:30 am</text:p>
      <text:p text:style-name="P26"><text:span text:style-name="T65"/></text:p>
      <text:p text:style-name="P26"><text:span text:style-name="T65">June 2: <text:s/>Kid's Fishing Contest, bouncy house, and face painting. 2-4 pm. No park admission or fishing license needed</text:span>. <text:span text:style-name="T63">Cancelled due to severe weather predicted.</text:span></text:p>
      <text:p text:style-name="P26"/>
      <text:p text:style-name="P26"><text:span text:style-name="T64">July 6 &amp; 7: <text:s/></text:span>FOPL Brat Roast Fund<text:span text:style-name="T64">r</text:span>aiser, 10:30 a.m. - 2:30 P.M. <text:s/>Knights of Columbus brat stand at RJ Meats in Hudson.</text:p>
      <text:p text:style-name="P37"/>
      <text:p text:style-name="P37"/>
      <text:p text:style-name="P37"/>
      <text:p text:style-name="P37"/>
      <text:h text:style-name="P5" text:outline-level="2">Newsletter <text:span text:style-name="T91">Archive</text:span></text:h>
      <text:p text:style-name="P51"/>
      <text:p text:style-name="P20"><text:a xlink:type="simple" xlink:href="http://www.friendsofperchlake.com/uploads/Newsletters/FOPL2018Newsletter.pdf" text:style-name="Internet_20_link" text:visited-style-name="Visited_20_Internet_20_Link"><text:span text:style-name="T25">2018 newsletter</text:span></text:a></text:p>
      <text:p text:style-name="P20"><text:a xlink:type="simple" xlink:href="http://www.friendsofperchlake.com/uploads/FOPL2015Newsletter.pdf" text:style-name="Internet_20_link" text:visited-style-name="Visited_20_Internet_20_Link"><text:span text:style-name="T25">2015newsletter</text:span></text:a></text:p>
      <text:p text:style-name="P20"><text:a xlink:type="simple" xlink:href="http://www.friendsofperchlake.com/uploads/FOPL2014Newsletter.pdf" text:style-name="Internet_20_link" text:visited-style-name="Visited_20_Internet_20_Link"><text:span text:style-name="T25">2014newsletter</text:span></text:a></text:p>
      <text:p text:style-name="P20"><text:a xlink:type="simple" xlink:href="http://www.friendsofperchlake.com/uploads/FOPLNewsletter2013reduced2.pdf" text:style-name="Internet_20_link" text:visited-style-name="Visited_20_Internet_20_Link"><text:span text:style-name="T25">2013newsletter</text:span></text:a></text:p>
      <text:p text:style-name="P20"><text:a xlink:type="simple" xlink:href="http://www.friendsofperchlake.com/uploads/Newsletters/2012FOPLnewsletter.pdf" text:style-name="Internet_20_link" text:visited-style-name="Visited_20_Internet_20_Link"><text:span text:style-name="T25">2012 newsletter</text:span></text:a></text:p>
      <text:p text:style-name="P20"><text:a xlink:type="simple" xlink:href="http://www.friendsofperchlake.com/uploads/Newsletters/FOPL%202011%20Newsletter.pdf" text:style-name="Internet_20_link" text:visited-style-name="Visited_20_Internet_20_Link"><text:span text:style-name="T25">2011newsletter</text:span></text:a></text:p>
      <text:p text:style-name="P20"><text:a xlink:type="simple" xlink:href="http://www.friendsofperchlake.com/uploads/Newsletters/FOPLnews2010.pdf" text:style-name="Internet_20_link" text:visited-style-name="Visited_20_Internet_20_Link"><text:span text:style-name="T25">2010 newsletter</text:span></text:a></text:p>
      <text:p text:style-name="P20"><text:a xlink:type="simple" xlink:href="http://www.friendsofperchlake.com/uploads/Newsletters/FOPLnewsletter09%20(1).pdf" text:style-name="Internet_20_link" text:visited-style-name="Visited_20_Internet_20_Link"><text:span text:style-name="T25">2009 newsletter</text:span></text:a></text:p>
      <text:p text:style-name="P20"><text:a xlink:type="simple" xlink:href="http://www.friendsofperchlake.com/uploads/Newsletters/2008newsletter.pdf" text:style-name="Internet_20_link" text:visited-style-name="Visited_20_Internet_20_Link"><text:span text:style-name="T25">2008 newsletter</text:span></text:a></text:p>
      <text:p text:style-name="P20"><text:a xlink:type="simple" xlink:href="http://www.friendsofperchlake.com/uploads/Newsletters/2007newsletter.pdf" text:style-name="Internet_20_link" text:visited-style-name="Visited_20_Internet_20_Link"><text:span text:style-name="T25">2007 newsletter</text:span></text:a></text:p>
      <text:p text:style-name="P20"><text:a xlink:type="simple" xlink:href="http://www.friendsofperchlake.com/uploads/Newsletters/%20NEWSLETTER%202006.pdf" text:style-name="Internet_20_link" text:visited-style-name="Visited_20_Internet_20_Link"><text:span text:style-name="T25">2006 newsletter</text:span></text:a></text:p>
      <text:p text:style-name="P20"><text:a xlink:type="simple" xlink:href="http://www.friendsofperchlake.com/uploads/Newsletters/NEWSLETTER05.pdf" text:style-name="Internet_20_link" text:visited-style-name="Visited_20_Internet_20_Link"><text:span text:style-name="T25">2005 newsletter</text:span></text:a></text:p>
      <text:p text:style-name="P20"><text:a xlink:type="simple" xlink:href="http://www.friendsofperchlake.com/uploads/Newsletters/2004NEWSLETTER.pdf" text:style-name="Internet_20_link" text:visited-style-name="Visited_20_Internet_20_Link"><text:span text:style-name="T25">2004 newsletter</text:span></text:a></text:p>
      <text:p text:style-name="P57"><text:span text:style-name="T33">HOMESTEAD PARKLANDS </text:span><text:span text:style-name="T34">PAGE</text:span><text:span text:style-name="T33">:</text:span></text:p>
      <text:p text:style-name="P48"><text:span text:style-name="T5"/></text:p>
      <text:p text:style-name="P48"><text:span text:style-name="T5"/></text:p>
      <text:p text:style-name="P52"><text:span text:style-name="T56">I</text:span><text:span text:style-name="T57">nsert 7 HP photos on left margin</text:span></text:p>
      <text:p text:style-name="P49"><text:span text:style-name="T4"/></text:p>
      <text:h text:style-name="P4" text:outline-level="2"><text:span text:style-name="T66">HOMESTEAD PARKLANDS:</text:span></text:h>
      <text:h text:style-name="P4" text:outline-level="2"><text:span text:style-name="T67">A St. Croix County Park on Perch Lake</text:span></text:h>
      <text:p text:style-name="P26"/>
      <text:p text:style-name="P26"/>
      <text:p text:style-name="P28"><text:span text:style-name="T68">GENERAL INFORMATION: <text:s/>A St. Croix COUNTY Park vehicle sticker is required. <text:s/>Daily and annual passes are good for all St. Croix County Parks. <text:s/>Walk-in or bike-in at no cost. <text:s/></text:span>The park is open to vehicle traffic May 1 - October 31, seasonal hours <text:span text:style-name="T68">as </text:span>posted. <text:s/><text:span text:style-name="T68">The park is open in the o</text:span>ff-season to non-motorized uses like hiking, snowshoeing and cross-country skiing. <text:s/>Horseback riding is NOT allowed.</text:p>
      <text:p text:style-name="P26"/>
      <text:p text:style-name="P26">ABOUT PERCH LAKE: <text:s/>Perch Lake is located in glacial end moraine, and is a classic example of glacial topography called "Kame Kettle." The Lake is designated as an "outstanding water resource" of the State of Wisconsin, and is part of the St. Croix Lakes Cluster Priority Watershed Project. The Lake features unique patterns of a two-story fishery and aquatic flora and fauna.</text:p>
      <text:p text:style-name="P26"/>
      <text:p text:style-name="P26"><text:span text:style-name="T68">PARK </text:span>FEATURES: <text:s/>The 85 acre day-use park encompasses 2/3 of the shoreline of Perch Lake. It features a beautiful sandy swimming beach, multiple picnic areas (with tables and barbecue grills), a sand-based playground (with nearby picnic shelter), three miles of hiking/walking trails, a fishing pier, and rowboat rentals <text:span text:style-name="T68">(canoes, kayaks, rowboats and paddle boards</text:span>. <text:s/><text:span text:style-name="T68">See the </text:span><text:span text:style-name="T69">St. Croix County website</text:span><text:span text:style-name="T68"> for prices.)</text:span> Perch Lake is also an excellent deep-water scuba diving area.</text:p>
      <text:p text:style-name="P26"/>
      <text:p text:style-name="P39"><text:span text:style-name="T41">HABITAT RESTORATION: <text:s/></text:span><text:span text:style-name="T40">Over the next several years, County Park staff will continue to slowly remove the planted pines above the beach access trail. This area of the park is to be restored to its original oak savanna habitat. <text:s/>See accompanying pictures showing what the lake looked like prior to the pine planting </text:span><text:span text:style-name="T42">(photos provided by the Seim family)</text:span><text:span text:style-name="T40">.</text:span></text:p>
      <text:p text:style-name="P39"><text:span text:style-name="T40"/></text:p>
      <text:p text:style-name="P23"><text:span text:style-name="Strong_20_Emphasis"><text:span text:style-name="T14"/></text:span></text:p>
      <text:p text:style-name="P23"><text:span text:style-name="Strong_20_Emphasis"><text:span text:style-name="T14">DIRECTIONS TO HOMESTEAD PARK ON PERCH LAKE:</text:span></text:span></text:p>
      <text:p text:style-name="P23"><text:span text:style-name="Strong_20_Emphasis"><text:span text:style-name="T6"/></text:span></text:p>
      <text:p text:style-name="P23"><text:span text:style-name="Strong_20_Emphasis"><text:span text:style-name="T8">From Hudson:</text:span></text:span><text:span text:style-name="T7">  Take Highway 35 north to </text:span><text:span text:style-name="T10">C</text:span><text:span text:style-name="T7">ounty </text:span><text:span text:style-name="T10">R</text:span><text:span text:style-name="T7">oad V and turn right. Take V to </text:span><text:span text:style-name="T10">C</text:span><text:span text:style-name="T7">ounty </text:span><text:span text:style-name="T10">R</text:span><text:span text:style-name="T7">oad E and turn right. <text:s/>Turn left onto Perch Lake Road, which is at the bottom of the hill and continue past the lake to </text:span><text:span text:style-name="T10">the </text:span><text:span text:style-name="T7">park entrance on left.</text:span></text:p>
      <text:p text:style-name="P23"><text:span text:style-name="T7"/></text:p>
      <text:p text:style-name="P23"><text:span text:style-name="Strong_20_Emphasis"><text:span text:style-name="T8">From New Richmond:</text:span></text:span><text:span text:style-name="T7">  Take </text:span><text:span text:style-name="T10">H</text:span><text:span text:style-name="T7">ighway 64 south to County </text:span><text:span text:style-name="T10">R</text:span><text:span text:style-name="T7">oad A and turn left. <text:s/>Continue to County Road E and turn right. <text:s/>Continue to County </text:span><text:span text:style-name="T10">R</text:span><text:span text:style-name="T7">oad I and turn right. <text:s/></text:span><text:span text:style-name="T10">Travel </text:span><text:span text:style-name="T7">1 1/2 miles on I, turn left onto Perch Lake road. <text:s/></text:span><text:span text:style-name="T10">The p</text:span><text:span text:style-name="T7">ark entrance will be on </text:span><text:span text:style-name="T10">the </text:span><text:span text:style-name="T7">right prior to lake.</text:span></text:p>
      <text:p text:style-name="P23"><text:span text:style-name="T7"/></text:p>
      <text:p text:style-name="P40"><text:span text:style-name="Strong_20_Emphasis"><text:span text:style-name="T43">From River Falls:</text:span></text:span><text:span text:style-name="T40">  Take Highway 35 north to I</text:span><text:span text:style-name="T44">-</text:span><text:span text:style-name="T40">94 east. <text:s/>Exit at #4 and turn left at lights. <text:s/>Continue past </text:span><text:span text:style-name="T44">Will River S</text:span><text:span text:style-name="T40">tate </text:span><text:span text:style-name="T44">P</text:span><text:span text:style-name="T40">ark, through Burkhardt and turn left on Co</text:span><text:span text:style-name="T44">unty</text:span><text:span text:style-name="T40"> R</text:span><text:span text:style-name="T44">oad</text:span><text:span text:style-name="T40"> I. <text:s/>Continue on I and turn left onto Perch Lake Road. <text:s/></text:span><text:span text:style-name="T44">The p</text:span><text:span text:style-name="T40">ark entrance will be on </text:span><text:span text:style-name="T44">the </text:span><text:span text:style-name="T40">right prior to lake.</text:span></text:p>
      <text:h text:style-name="P7" text:outline-level="2"><text:span text:style-name="T55">LEARNING CENTER PAGE:</text:span></text:h>
      <text:p text:style-name="P47"><text:span text:style-name="T47"/></text:p>
      <text:p text:style-name="P53"><text:span text:style-name="T47">Insert 2 LC photos on left margin.</text:span></text:p>
      <text:p text:style-name="P47"><text:span text:style-name="T47"/></text:p>
      <text:p text:style-name="P46"><text:span text:style-name="T74">LEARNING CENTER</text:span><text:span text:style-name="Strong_20_Emphasis"><text:span text:style-name="T48">:</text:span></text:span></text:p>
      <text:p text:style-name="P46"><text:span text:style-name="Strong_20_Emphasis"><text:span text:style-name="T61">Help Support the Building of the Friends of Perch Lake Learning Center!</text:span></text:span></text:p>
      <text:p text:style-name="P45"><text:span text:style-name="T47"/></text:p>
      <text:p text:style-name="P45"><text:span text:style-name="T47"/></text:p>
      <text:p text:style-name="P34"><text:span text:style-name="T59">See our exciting plans!</text:span></text:p>
      <text:p text:style-name="P33"><text:span text:style-name="T50">In addition to the building and classroom plans on the left, a </text:span><text:span text:style-name="T49">professional </text:span><text:span text:style-name="T52">DVD</text:span><text:span text:style-name="T50"> is available that documents the history </text:span><text:span text:style-name="T49">of the </text:span><text:span text:style-name="T51">Homestead Parklands’ </text:span><text:span text:style-name="T52">beautiful</text:span><text:span text:style-name="T51"> </text:span><text:span text:style-name="T49">property,</text:span><text:span text:style-name="T50"> vision of th</text:span><text:span text:style-name="T49">e Learning Center</text:span><text:span text:style-name="T50"> </text:span><text:span text:style-name="T49">and a sample of the homesteading stories that Donna Seim presents to school children.</text:span><text:span text:style-name="T52"> </text:span></text:p>
      <text:p text:style-name="P32"><text:span text:style-name="T85"/></text:p>
      <text:p text:style-name="P12"><text:span text:style-name="T23"><text:tab/>Follow the </text:span><text:a xlink:type="simple" xlink:href="https://youtu.be/FejWtzjxTY8" text:style-name="Internet_20_link" text:visited-style-name="Visited_20_Internet_20_Link">link</text:a><text:span text:style-name="T23"> to see a short clip from the “</text:span><text:span text:style-name="T24">Homestead Forever” DVD</text:span></text:p>
      <text:p text:style-name="P9"> </text:p>
      <text:p text:style-name="P11"><text:span text:style-name="T87">New </text:span><text:span text:style-name="T88">DVD </text:span><text:span text:style-name="T87">in </text:span><text:span text:style-name="T86">2018! <text:s/></text:span></text:p>
      <text:p text:style-name="P10"><text:span text:style-name="T58">“An Interview with Donna Seim” is a</text:span><text:span text:style-name="T55"> 30 minute </text:span><text:span text:style-name="T58">DVD in which</text:span><text:span text:style-name="T55"> Donna talks about the process of saving the park and hopes for the future.</text:span></text:p>
      <text:p text:style-name="P31"><text:span text:style-name="T49"/></text:p>
      <text:p text:style-name="P31"><text:span text:style-name="T49"/></text:p>
      <text:p text:style-name="P35"><text:span text:style-name="T60">To </text:span><text:span text:style-name="T76">order </text:span><text:span text:style-name="T77">a DVD</text:span><text:span text:style-name="T60"> or </text:span><text:span text:style-name="T76">sponsor </text:span><text:span text:style-name="T78">our</text:span><text:span text:style-name="T75"> mission</text:span><text:span text:style-name="T55"> </text:span><text:span text:style-name="T59">of building a Learning Center</text:span><text:span text:style-name="T55">, please mail us at:</text:span></text:p>
      <text:p text:style-name="P36"/>
      <text:p text:style-name="P26"><text:tab/><text:span text:style-name="T72">The Friends of Perch Lake</text:span> <text:line-break/><text:tab/>P.O. Box 891 <text:line-break/><text:tab/>Hudson, WI 54016</text:p>
      <text:p text:style-name="P26"/>
      <text:p text:style-name="P29"><text:tab/><text:span text:style-name="T2">For DVD orders, please include your mailing address with your order.</text:span></text:p>
      <text:p text:style-name="P29"><text:tab/>“Homestead Forever”: <text:s/>$2<text:span text:style-name="T89">0 + $5 postage</text:span></text:p>
      <text:p text:style-name="P24"><text:span text:style-name="T12"><text:tab/>“An Interview with Donna Seim”: <text:s/>$</text:span><text:span text:style-name="T13">15 + $5 postage</text:span></text:p>
      <text:p text:style-name="P24"><text:span text:style-name="T12"/></text:p>
      <text:p text:style-name="P60"><text:a xlink:type="simple" xlink:href="http://www.friendsofperchlake.com/uploads/BrochuresEtc/sponsorform.pdf" text:style-name="Internet_20_link" text:visited-style-name="Visited_20_Internet_20_Link"><text:span text:style-name="T25">Download Donation Form</text:span></text:a></text:p>
      <text:p text:style-name="P26"/>
      <text:p text:style-name="P26"/>
      <text:p text:style-name="P20"><text:span text:style-name="Strong_20_Emphasis"><text:span text:style-name="T6"/></text:span></text:p>
      <text:p text:style-name="P21"><text:span text:style-name="Strong_20_Emphasis"><text:span text:style-name="T19"/></text:span></text:p>
      <text:p text:style-name="P58"><text:span text:style-name="T53">JOIN/DONATE PAGE:</text:span></text:p>
      <text:p text:style-name="P38"><text:span text:style-name="T53"/></text:p>
      <text:p text:style-name="P54"><text:span text:style-name="T53">Add </text:span><text:span text:style-name="T54">a photo… background image?</text:span></text:p>
      <text:p text:style-name="P38"><text:span text:style-name="T53"/></text:p>
      <text:p text:style-name="P50"><text:span text:style-name="T74">J</text:span><text:span text:style-name="T73">OIN/DONATE</text:span></text:p>
      <text:p text:style-name="P38"><text:span text:style-name="T53"/></text:p>
      <text:p text:style-name="P30">To become a F<text:span text:style-name="T79">riends of Perch Lake</text:span> member or contribut<text:span text:style-name="T79">e</text:span> <text:span text:style-name="T79">to our cause</text:span>, please mail us at:</text:p>
      <text:p text:style-name="P26"/>
      <text:p text:style-name="P26"><text:tab/>F<text:span text:style-name="T79">riends of Perch Lake</text:span><text:line-break/><text:tab/>P.O. Box 891 <text:line-break/><text:tab/>Hudson, WI 54016</text:p>
      <text:p text:style-name="P26"/>
      <text:p text:style-name="P60"><text:a xlink:type="simple" xlink:href="http://www.friendsofperchlake.com/uploads/BrochuresEtc/sponsorform.pdf" text:style-name="Internet_20_link" text:visited-style-name="Visited_20_Internet_20_Link"><text:span text:style-name="T25">Download Donation Form</text:span></text:a></text:p>
      <text:p text:style-name="P60"><text:span text:style-name="T25"/></text:p>
      <text:p text:style-name="P60"><text:span text:style-name="T25"/></text:p>
      <text:p text:style-name="P18"><text:span text:style-name="T38">See the </text:span><text:span text:style-name="T39">Learning Center page</text:span><text:span text:style-name="T38"> for information on ordering our DVDs.</text:span></text:p>
      <text:p text:style-name="P38"><text:span text:style-name="T53"/></text:p>
      <text:p text:style-name="P42"><text:span text:style-name="T40"/></text:p>
      <text:p text:style-name="P42"><text:span text:style-name="T40"/></text:p>
      <text:p text:style-name="P22"><text:span text:style-name="Strong_20_Emphasis"><text:span text:style-name="T15">SPONSOR </text:span></text:span><text:span text:style-name="Strong_20_Emphasis"><text:span text:style-name="T16">OUR CAUSE WHEN YOU</text:span></text:span><text:span text:style-name="Strong_20_Emphasis"><text:span text:style-name="T15"> SURF THE WEB!</text:span></text:span><text:span text:style-name="Strong_20_Emphasis"><text:span text:style-name="T17"> <text:s/></text:span></text:span></text:p>
      <text:p text:style-name="P22"><text:span text:style-name="Strong_20_Emphasis"><text:span text:style-name="T18"/></text:span></text:p>
      <text:p text:style-name="P22"><text:span text:style-name="Strong_20_Emphasis"><text:span text:style-name="T19">Need to order bulbs, inkjet cartridges, or make plane reservations? <text:s/></text:span></text:span></text:p>
      <text:p text:style-name="P22"><text:span text:style-name="Strong_20_Emphasis"><text:span text:style-name="T19"/></text:span></text:p>
      <text:p text:style-name="P22"><text:span text:style-name="Strong_20_Emphasis"><text:span text:style-name="T19">Every time you do a search,</text:span></text:span><text:span text:style-name="Strong_20_Emphasis"><text:span text:style-name="T27"> </text:span></text:span><text:a xlink:type="simple" xlink:href="http://www.goodsearch.com/" text:style-name="Internet_20_link" text:visited-style-name="Visited_20_Internet_20_Link"><text:span text:style-name="Strong_20_Emphasis"><text:span text:style-name="T28">w</text:span></text:span></text:a><text:a xlink:type="simple" xlink:href="http://www.goodsearch.com/" text:style-name="Internet_20_link" text:visited-style-name="Visited_20_Internet_20_Link"><text:span text:style-name="Strong_20_Emphasis"><text:span text:style-name="T29">w</text:span></text:span></text:a><text:a xlink:type="simple" xlink:href="http://www.goodsearch.com/" text:style-name="Internet_20_link" text:visited-style-name="Visited_20_Internet_20_Link"><text:span text:style-name="Strong_20_Emphasis"><text:span text:style-name="T28">w.GoodSearch.com</text:span></text:span></text:a><text:span text:style-name="Strong_20_Emphasis"><text:span text:style-name="T20"> </text:span></text:span><text:span text:style-name="Strong_20_Emphasis"><text:span text:style-name="T21">will </text:span></text:span><text:span text:style-name="Strong_20_Emphasis"><text:span text:style-name="T20">donate a penny per search </text:span></text:span><text:span text:style-name="Strong_20_Emphasis"><text:span text:style-name="T21">to</text:span></text:span><text:span text:style-name="Strong_20_Emphasis"><text:span text:style-name="T20"> </text:span></text:span><text:span text:style-name="Strong_20_Emphasis"><text:span text:style-name="T21">our charity</text:span></text:span><text:span text:style-name="Strong_20_Emphasis"><text:span text:style-name="T20">. Just type in Friends of Perch Lake and click on the verify button to have us automatically inserted in the charity box each time you access the site from that computer. <text:s/></text:span></text:span></text:p>
      <text:p text:style-name="P22"><text:span text:style-name="Strong_20_Emphasis"><text:span text:style-name="T22"/></text:span></text:p>
      <text:p text:style-name="P22"><text:span text:style-name="Strong_20_Emphasis"><text:span text:style-name="T22">Use t</text:span></text:span><text:span text:style-name="Strong_20_Emphasis"><text:span text:style-name="T20">he Good Shop link </text:span></text:span><text:span text:style-name="Strong_20_Emphasis"><text:span text:style-name="T22">to </text:span></text:span><text:span text:style-name="Strong_20_Emphasis"><text:span text:style-name="T20">connect to stores that will donate a percentage of </text:span></text:span><text:span text:style-name="Strong_20_Emphasis"><text:span text:style-name="T22">your</text:span></text:span><text:span text:style-name="Strong_20_Emphasis"><text:span text:style-name="T20"> mail order purchase</text:span></text:span><text:span text:style-name="Strong_20_Emphasis"><text:span text:style-name="T22">s</text:span></text:span><text:span text:style-name="Strong_20_Emphasis"><text:span text:style-name="T20">. There are almost 500 stores contributing. <text:s/></text:span></text:span></text:p>
      <text:p text:style-name="P22"><text:span text:style-name="Strong_20_Emphasis"><text:span text:style-name="T20"/></text:span></text:p>
      <text:p text:style-name="P43"><text:span text:style-name="Strong_20_Emphasis"><text:span text:style-name="T45">All of these generate funds for the capital fundraising </text:span></text:span><text:span text:style-name="Strong_20_Emphasis"><text:span text:style-name="T46">of</text:span></text:span><text:span text:style-name="Strong_20_Emphasis"><text:span text:style-name="T45"> the Learning Center </text:span></text:span><text:span text:style-name="Strong_20_Emphasis"><text:span text:style-name="T46">at</text:span></text:span><text:span text:style-name="Strong_20_Emphasis"><text:span text:style-name="T45"> NO COST TO YOU.</text:span></text:span></text:p>
      <text:p text:style-name="P59"><text:span text:style-name="Strong_20_Emphasis"><text:span text:style-name="T80">CONTACT US PAGE:</text:span></text:span></text:p>
      <text:p text:style-name="P44"><text:span text:style-name="Strong_20_Emphasis"><text:span text:style-name="T80"/></text:span></text:p>
      <text:h text:style-name="P6" text:outline-level="2"><text:span text:style-name="Strong_20_Emphasis"><text:span text:style-name="T82">Contact </text:span></text:span><text:span text:style-name="Strong_20_Emphasis"><text:span text:style-name="T83">Us</text:span></text:span></text:h>
      <text:p text:style-name="P44"><text:span text:style-name="Strong_20_Emphasis"><text:span text:style-name="T82"/></text:span></text:p>
      <text:p text:style-name="P20"><text:span text:style-name="Strong_20_Emphasis"><text:span text:style-name="T11">Friends of Perch Lake</text:span></text:span><text:span text:style-name="T7"><text:line-break/>P.O. Box 891 <text:line-break/>Hudson, WI 54016</text:span></text:p>
      <text:p text:style-name="P20"><text:span text:style-name="T7"/></text:p>
      <text:p text:style-name="P20"><text:span text:style-name="Strong_20_Emphasis"><text:span text:style-name="T8">Homestead Parklands </text:span></text:span><text:span text:style-name="T7"><text:line-break/>550 Perch Lake Road <text:line-break/>Hudson, WI 54016</text:span></text:p>
      <text:p text:style-name="P20"><text:span text:style-name="T7"><text:line-break/></text:span><text:span text:style-name="Strong_20_Emphasis"><text:span text:style-name="T8">Homestead Parklands:</text:span></text:span><text:span text:style-name="Strong_20_Emphasis"><text:span text:style-name="T11"> <text:s/></text:span></text:span><text:span text:style-name="T7">(715) 549-6515 <text:line-break/></text:span><text:span text:style-name="Strong_20_Emphasis"><text:span text:style-name="T8">County Park's Dept.:</text:span></text:span><text:span text:style-name="T7">  (715) 684-2874 Ext. 4</text:span></text:p>
      <text:p text:style-name="P20"><text:span text:style-name="T9">FOPL website editor: <text:s/></text:span><text:span text:style-name="T7">Linda Rutherford, (715)426-9297, </text:span><text:a xlink:type="simple" xlink:href="mailto:lruther1@comcast.net" text:style-name="Internet_20_link" text:visited-style-name="Visited_20_Internet_20_Link"><text:span text:style-name="T25">lruther1@comcast.net</text:span></text:a></text:p>
      <text:p text:style-name="P20"><text:span text:style-name="T25"/></text:p>
      <text:p text:style-name="P20"><text:span text:style-name="T25"/></text:p>
      <text:p text:style-name="P55"><text:span text:style-name="T38">get &amp; insert a perch lake map</text:span></text:p>
      <text:p text:style-name="P41"><text:span text:style-name="T40"/></text:p>
      <text:p text:style-name="P41"><text:span text:style-name="T40"/></text:p>
      <text:p text:style-name="P41"><text:span text:style-name="T40"/></text:p>
      <text:p text:style-name="P17"><text:span text:style-name="T33"/></text:p>
      <text:p text:style-name="P27"/>
      <text:p text:style-name="P37"/>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Verdana2" svg:font-family="Verdana"/>
    <style:font-face style:name="Verdana" svg:font-family="Verdana, Geneva,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8:19:20.302000000</meta:creation-date>
    <dc:date>2018-06-21T22:34:20.197000000</dc:date>
    <meta:editing-duration>PT31M55S</meta:editing-duration>
    <meta:editing-cycles>8</meta:editing-cycles>
    <meta:generator>LibreOffice/5.3.3.2$Windows_X86_64 LibreOffice_project/3d9a8b4b4e538a85e0782bd6c2d430bafe583448</meta:generator>
    <meta:document-statistic meta:table-count="0" meta:image-count="0" meta:object-count="0" meta:page-count="8" meta:paragraph-count="101" meta:word-count="1291" meta:character-count="7720" meta:non-whitespace-character-count="6445"/>
  </office:meta>
</office:document-meta>
</file>